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0, 2023 (05:1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text:p>
      <text:list text:style-name="L1">
        <text:list-item>
          <text:p text:style-name="P1"><text:a xlink:type="simple" xlink:href="https://www.augusta.edu/ccs/bs-cs.php" office:name=""><text:span text:style-name="Definition">Computer Science</text:span></text:a> (CS / CSCI),</text:p>
        </text:list-item>
        <text:list-item>
          <text:p text:style-name="P1"><text:a xlink:type="simple" xlink:href="https://www.augusta.edu/ccs/bs-it.php" office:name=""><text:span text:style-name="Definition">Information Technology</text:span></text:a> (IT / AIST),</text:p>
        </text:list-item>
        <text:list-item>
          <text:p text:style-name="P1">and <text:a xlink:type="simple" xlink:href="https://www.augusta.edu/ccs/bs-it-cybersecurity.php" office:name=""><text:span text:style-name="Definition">Cybersecurity</text:span></text:a> (CYBR),</text:p>
        </text:list-item>
      </text:list>
      <text:p text:style-name="First_20_paragraph">along with two unique diploma,</text:p>
      <text:list text:style-name="L2">
        <text:list-item>
          <text:p text:style-name="P2"><text:a xlink:type="simple" xlink:href="https://www.augusta.edu/ccs/bs-cybersecurity-engineering.php" office:name=""><text:span text:style-name="Definition">Cybersecurity Engineering</text:span></text:a>,</text:p>
        </text:list-item>
        <text:list-item>
          <text:p text:style-name="P2">and <text:a xlink:type="simple" xlink:href="https://www.augusta.edu/ccs/bs-cyber-ops.php" office:name=""><text:span text:style-name="Definition">Cyber Operations</text:span></text:a>.</text:p>
        </text:list-item>
      </text:list>
      <text:p text:style-name="First_20_paragraph">While all of these degrees are high-quality and should place students on a fast-track towards a successful career, students always ask the same question, “<text:span text:style-name="T1">Which degree is best for me?</text:span>” The answer to this question depends on the student, their career goals, and a variety of other factors.</text:p>
      <text:p text:style-name="Text_20_body">Students even ask more specific questions:</text:p>
      <text:list text:style-name="L3">
        <text:list-item>
          <text:p text:style-name="P3">Which degree will give me the highest salary?</text:p>
        </text:list-item>
        <text:list-item>
          <text:p text:style-name="P3">Which degree is easiest?</text:p>
        </text:list-item>
        <text:list-item>
          <text:p text:style-name="P3">Which degree is hardest?</text:p>
        </text:list-item>
        <text:list-item>
          <text:p text:style-name="P3">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4">
        <text:list-item>
          <text:p text:style-name="P4"><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4"><text:a xlink:type="simple" xlink:href="https://www.geteducated.com/careers/521-computer-information-systems-vs-computer-science" office:name=""><text:span text:style-name="Definition">Computer Science vs Information Systems/Technology</text:span></text:a></text:p>
        </text:list-item>
        <text:list-item>
          <text:p text:style-name="P4"><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text:a xlink:type="simple" xlink:href="https://www.augusta.edu/advising/" office:name=""><text:span text:style-name="Definition">more information on its advising page</text:span></text:a>. To answer the first question (“<text:span text:style-name="T1">Which degree will give me the highest salary?</text:span>”), you can use <text:a xlink:type="simple" xlink:href="https://www.usg.edu/georgia-degrees-pay" office:name=""><text:span text:style-name="Definition">Georgia Degrees Pay</text:span></text:a></text:p>
      <text:h text:style-name="Heading_20_1" text:outline-level="1"><text:bookmark-start text:name="summary"/>Summary<text:bookmark-end text:name="summary"/></text:h>
      <text:p text:style-name="First_20_paragraph"><text:span text:style-name="T1">Computer scientists</text:span> design and develop computer programs, software, and applications. <text:span text:style-name="T1">IT and IS professionals</text:span> then use, configure, and troubleshoot those programs, software, and applications.</text:p>
      <text:p text:style-name="Text_20_body">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h text:style-name="Heading_20_2" text:outline-level="2"><text:bookmark-start text:name="so-which-degree-is-best"/>So which degree is “best”?<text:bookmark-end text:name="so-which-degree-is-best"/></text:h>
      <text:p text:style-name="First_20_paragraph">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text:p>
      <text:p text:style-name="Text_20_body">That said, is Computer Science better? Yes, and no. It depends on <text:span text:style-name="T2">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2">me</text:span>?” And of course, only <text:span text:style-name="T2">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42Z</meta:creation-date>
    <dc:date>2023-02-20T22:13:42Z</dc:date>
    <meta:user-defined meta:name="date" meta:value-type="string">February  20, 2023 (05:1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